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ig Book o' Xcordion</text:p>
      <text:p text:style-name="Standard"/>
      <text:p text:style-name="Standard"/>
      <text:list text:style-name="L1">
        <text:list-item>
          <text:p text:style-name="P1">PREFACE</text:p>
          <text:list>
            <text:list-item>
              <text:p text:style-name="P1">Introduction (the marketing rubbish)</text:p>
              <text:list>
                <text:list-item>
                  <text:p text:style-name="P1">What is Xcordion?</text:p>
                </text:list-item>
                <text:list-item>
                  <text:p text:style-name="P1">Why use Xcordion</text:p>
                </text:list-item>
                <text:list-item>
                  <text:p text:style-name="P1">Xcordion and FIT/FitNesse</text:p>
                </text:list-item>
                <text:list-item>
                  <text:p text:style-name="P1">Xcordion and Concordion</text:p>
                </text:list-item>
              </text:list>
            </text:list-item>
          </text:list>
        </text:list-item>
        <text:list-item>
          <text:p text:style-name="P1">FOR DEVELOPERS</text:p>
          <text:list>
            <text:list-item>
              <text:p text:style-name="P1">Your First Xcordion Test (the tutorial)</text:p>
            </text:list-item>
          </text:list>
        </text:list-item>
      </text:list>
      <text:p text:style-name="Standard">Assume we have a simple application for calculating taxes on online orders. <text:s/>(Java code)</text:p>
      <text:p text:style-name="Standard"/>
      <text:p text:style-name="Standard"/>
      <text:list text:style-name="L1" text:continue-numbering="true">
        <text:list-item>
          <text:list text:continue-numbering="true">
            <text:list-item>
              <text:p text:style-name="P1">...?</text:p>
            </text:list-item>
          </text:list>
        </text:list-item>
        <text:list-item>
          <text:p text:style-name="P1">FOR CUSTOMERS</text:p>
          <text:list>
            <text:list-item>
              <text:p text:style-name="P1">Writing Xcordion specifications (style guide)</text:p>
            </text:list-item>
            <text:list-item>
              <text:p text:style-name="P1">...?</text:p>
            </text:list-item>
          </text:list>
        </text:list-item>
        <text:list-item>
          <text:p text:style-name="P1">REFERENCE</text:p>
          <text:list>
            <text:list-item>
              <text:p text:style-name="P1">Xcordion Reference</text:p>
            </text:list-item>
            <text:list-item>
              <text:p text:style-name="P1">OGNL reference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1-21T10:55:36</meta:creation-date>
    <dc:date>2009-01-21T12:34:19</dc:date>
    <dc:language>en-GB</dc:language>
    <meta:editing-cycles>2</meta:editing-cycles>
    <meta:editing-duration>PT1H8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57" meta:character-count="396"/>
  </office:meta>
</office:document-meta>
</file>